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pitch="fixed"/>
    <style:font-face style:name="Courier New" svg:font-family="'Courier New'" style:font-adornments="Standard" style:font-pitch="fixed"/>
    <style:font-face style:name="Courier New2"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895cm" style:rel-column-width="22724*"/>
    </style:style>
    <style:style style:name="Tabelle1.B" style:family="table-column">
      <style:table-column-properties style:column-width="11.105cm" style:rel-column-width="4281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895cm" style:rel-column-width="22724*"/>
    </style:style>
    <style:style style:name="Tabelle2.B" style:family="table-column">
      <style:table-column-properties style:column-width="11.105cm" style:rel-column-width="4281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page"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fo:language="en" fo:country="GB" officeooo:rsid="000b769b" officeooo:paragraph-rsid="000b769b"/>
    </style:style>
    <style:style style:name="P3" style:family="paragraph" style:parent-style-name="Standard">
      <style:text-properties fo:language="en" fo:country="GB" officeooo:rsid="000b769b" officeooo:paragraph-rsid="000c0355"/>
    </style:style>
    <style:style style:name="P4" style:family="paragraph" style:parent-style-name="Standard">
      <style:text-properties fo:language="en" fo:country="GB" fo:font-style="italic" officeooo:rsid="000b769b" officeooo:paragraph-rsid="000b769b" style:font-style-asian="italic" style:font-style-complex="italic"/>
    </style:style>
    <style:style style:name="P5" style:family="paragraph" style:parent-style-name="Standard">
      <style:text-properties fo:language="en" fo:country="GB" fo:font-style="normal" officeooo:rsid="000b769b" officeooo:paragraph-rsid="000b769b" style:font-style-asian="normal" style:font-style-complex="normal"/>
    </style:style>
    <style:style style:name="P6" style:family="paragraph" style:parent-style-name="Standard">
      <style:text-properties fo:language="en" fo:country="GB" officeooo:rsid="000c0355" officeooo:paragraph-rsid="000c0355"/>
    </style:style>
    <style:style style:name="P7" style:family="paragraph" style:parent-style-name="Standard">
      <style:text-properties fo:language="en" fo:country="GB" officeooo:rsid="0012e25c" officeooo:paragraph-rsid="0012e25c"/>
    </style:style>
    <style:style style:name="P8" style:family="paragraph" style:parent-style-name="Standard">
      <style:text-properties fo:language="en" fo:country="GB" officeooo:paragraph-rsid="0013cd10"/>
    </style:style>
    <style:style style:name="P9" style:family="paragraph" style:parent-style-name="Standard">
      <style:text-properties fo:language="en" fo:country="GB" officeooo:rsid="0013cd10" officeooo:paragraph-rsid="0013cd10"/>
    </style:style>
    <style:style style:name="P10" style:family="paragraph" style:parent-style-name="Standard">
      <style:text-properties fo:language="en" fo:country="GB" officeooo:rsid="00159c07" officeooo:paragraph-rsid="00159c07"/>
    </style:style>
    <style:style style:name="P11" style:family="paragraph" style:parent-style-name="Standard">
      <style:text-properties fo:language="en" fo:country="GB" officeooo:rsid="001ab987" officeooo:paragraph-rsid="001ab987"/>
    </style:style>
    <style:style style:name="P12" style:family="paragraph" style:parent-style-name="Standard">
      <style:text-properties officeooo:paragraph-rsid="0013cd10"/>
    </style:style>
    <style:style style:name="P13" style:family="paragraph" style:parent-style-name="Standard">
      <style:text-properties officeooo:rsid="0013cd10" officeooo:paragraph-rsid="0013cd10"/>
    </style:style>
    <style:style style:name="P14" style:family="paragraph" style:parent-style-name="Standard">
      <style:text-properties officeooo:rsid="001a1080" officeooo:paragraph-rsid="001a1080"/>
    </style:style>
    <style:style style:name="P15" style:family="paragraph" style:parent-style-name="Standard">
      <style:text-properties officeooo:rsid="001ab987" officeooo:paragraph-rsid="001ab987"/>
    </style:style>
    <style:style style:name="P16" style:family="paragraph" style:parent-style-name="Table_20_Contents">
      <style:text-properties officeooo:rsid="000b769b" officeooo:paragraph-rsid="000b769b"/>
    </style:style>
    <style:style style:name="P17" style:family="paragraph" style:parent-style-name="Table_20_Contents">
      <style:text-properties fo:language="en" fo:country="GB" officeooo:rsid="000b769b" officeooo:paragraph-rsid="000b769b"/>
    </style:style>
    <style:style style:name="P18" style:family="paragraph" style:parent-style-name="Table_20_Contents">
      <style:text-properties fo:language="en" fo:country="GB" officeooo:rsid="000b769b" officeooo:paragraph-rsid="000c0355"/>
    </style:style>
    <style:style style:name="P19" style:family="paragraph" style:parent-style-name="Table_20_Contents">
      <style:text-properties fo:language="en" fo:country="GB" officeooo:rsid="000c0355" officeooo:paragraph-rsid="000c0355"/>
    </style:style>
    <style:style style:name="P20" style:family="paragraph" style:parent-style-name="Table_20_Contents">
      <style:text-properties officeooo:paragraph-rsid="000b769b"/>
    </style:style>
    <style:style style:name="P21" style:family="paragraph" style:parent-style-name="Table_20_Contents">
      <style:text-properties officeooo:rsid="00159c07" officeooo:paragraph-rsid="00159c07"/>
    </style:style>
    <style:style style:name="P22" style:family="paragraph" style:parent-style-name="Text_20_body">
      <style:text-properties fo:language="en" fo:country="GB" officeooo:paragraph-rsid="000c0355"/>
    </style:style>
    <style:style style:name="P23" style:family="paragraph" style:parent-style-name="Text_20_body">
      <style:text-properties fo:language="en" fo:country="GB" officeooo:rsid="000c0355" officeooo:paragraph-rsid="000c0355"/>
    </style:style>
    <style:style style:name="P24" style:family="paragraph" style:parent-style-name="Text_20_body">
      <style:text-properties fo:language="en" fo:country="GB" officeooo:rsid="0012e25c" officeooo:paragraph-rsid="0012e25c"/>
    </style:style>
    <style:style style:name="P25" style:family="paragraph" style:parent-style-name="Text_20_body">
      <style:text-properties officeooo:rsid="00167a26" officeooo:paragraph-rsid="00167a26"/>
    </style:style>
    <style:style style:name="P26" style:family="paragraph" style:parent-style-name="Text_20_body">
      <style:text-properties officeooo:rsid="001705ca" officeooo:paragraph-rsid="001705ca"/>
    </style:style>
    <style:style style:name="P27" style:family="paragraph" style:parent-style-name="Code">
      <style:text-properties fo:language="en" fo:country="GB"/>
    </style:style>
    <style:style style:name="P28" style:family="paragraph" style:parent-style-name="Code">
      <style:text-properties fo:language="en" fo:country="GB" officeooo:rsid="000f4e69" officeooo:paragraph-rsid="0012ff3a"/>
    </style:style>
    <style:style style:name="P29" style:family="paragraph" style:parent-style-name="Code">
      <style:text-properties fo:language="en" fo:country="GB" officeooo:rsid="000f4e69" officeooo:paragraph-rsid="000f4e69"/>
    </style:style>
    <style:style style:name="P30" style:family="paragraph" style:parent-style-name="Code">
      <style:text-properties fo:language="en" fo:country="GB" officeooo:rsid="000f4e69" officeooo:paragraph-rsid="0013cd10"/>
    </style:style>
    <style:style style:name="P31" style:family="paragraph" style:parent-style-name="Code">
      <style:text-properties fo:language="en" fo:country="GB" officeooo:rsid="0012ff3a" officeooo:paragraph-rsid="0012ff3a"/>
    </style:style>
    <style:style style:name="P32" style:family="paragraph" style:parent-style-name="Code">
      <style:text-properties fo:language="en" fo:country="GB" officeooo:rsid="000b769b" officeooo:paragraph-rsid="0012ff3a"/>
    </style:style>
    <style:style style:name="P33" style:family="paragraph" style:parent-style-name="Code">
      <style:text-properties fo:language="en" fo:country="GB" officeooo:rsid="0013cd10" officeooo:paragraph-rsid="0013cd10"/>
    </style:style>
    <style:style style:name="P34" style:family="paragraph" style:parent-style-name="Code">
      <style:text-properties fo:language="en" fo:country="GB" officeooo:rsid="000dff58" officeooo:paragraph-rsid="000dff58"/>
    </style:style>
    <style:style style:name="P35" style:family="paragraph" style:parent-style-name="Code">
      <style:text-properties fo:language="en" fo:country="GB" officeooo:paragraph-rsid="0013cd10"/>
    </style:style>
    <style:style style:name="P36" style:family="paragraph" style:parent-style-name="Code">
      <style:text-properties style:font-name="Courier New1" fo:font-size="10pt" fo:language="en" fo:country="GB" style:font-size-asian="10pt" style:font-size-complex="10pt"/>
    </style:style>
    <style:style style:name="P37" style:family="paragraph" style:parent-style-name="Standard">
      <style:text-properties fo:language="en" fo:country="GB" officeooo:paragraph-rsid="0013cd10"/>
    </style:style>
    <style:style style:name="P38" style:family="paragraph" style:parent-style-name="Standard">
      <style:text-properties fo:language="en" fo:country="GB" officeooo:rsid="0013cd10" officeooo:paragraph-rsid="0013cd10"/>
    </style:style>
    <style:style style:name="P39" style:family="paragraph" style:parent-style-name="Standard">
      <style:text-properties fo:language="en" fo:country="GB" officeooo:paragraph-rsid="0020458a"/>
    </style:style>
    <style:style style:name="P40" style:family="paragraph" style:parent-style-name="Standard">
      <style:text-properties fo:language="en" fo:country="GB" officeooo:rsid="0021133a" officeooo:paragraph-rsid="0021133a"/>
    </style:style>
    <style:style style:name="P41" style:family="paragraph" style:parent-style-name="Standard">
      <style:text-properties fo:language="en" fo:country="GB" officeooo:rsid="00224a38" officeooo:paragraph-rsid="00224a38"/>
    </style:style>
    <style:style style:name="P42" style:family="paragraph" style:parent-style-name="Standard">
      <style:text-properties officeooo:rsid="002598e2" officeooo:paragraph-rsid="0026fd6a"/>
    </style:style>
    <style:style style:name="P43" style:family="paragraph" style:parent-style-name="Text_20_body">
      <style:text-properties officeooo:paragraph-rsid="000c0355"/>
    </style:style>
    <style:style style:name="P44" style:family="paragraph" style:parent-style-name="Text_20_body">
      <style:text-properties officeooo:rsid="000c0355" officeooo:paragraph-rsid="000c0355"/>
    </style:style>
    <style:style style:name="P45" style:family="paragraph" style:parent-style-name="Text_20_body">
      <style:text-properties officeooo:rsid="003307ca" officeooo:paragraph-rsid="003307ca"/>
    </style:style>
    <style:style style:name="P46" style:family="paragraph" style:parent-style-name="Heading_20_1">
      <style:text-properties fo:language="en" fo:country="GB"/>
    </style:style>
    <style:style style:name="P47" style:family="paragraph" style:parent-style-name="Heading_20_1">
      <style:text-properties fo:language="en" fo:country="GB" officeooo:rsid="000c0355" officeooo:paragraph-rsid="000c0355"/>
    </style:style>
    <style:style style:name="P48" style:family="paragraph" style:parent-style-name="Heading_20_1" style:list-style-name="">
      <style:text-properties fo:language="en" fo:country="GB"/>
    </style:style>
    <style:style style:name="P49" style:family="paragraph" style:parent-style-name="Heading_20_1" style:list-style-name="">
      <style:text-properties fo:language="en" fo:country="GB"/>
    </style:style>
    <style:style style:name="P50" style:family="paragraph" style:parent-style-name="Heading_20_1">
      <style:text-properties fo:language="en" fo:country="GB" officeooo:paragraph-rsid="0020458a"/>
    </style:style>
    <style:style style:name="P51" style:family="paragraph" style:parent-style-name="Heading_20_1">
      <style:paragraph-properties fo:break-before="page"/>
      <style:text-properties fo:language="en" fo:country="GB" officeooo:rsid="000c0355" officeooo:paragraph-rsid="000c0355"/>
    </style:style>
    <style:style style:name="P52" style:family="paragraph" style:parent-style-name="Heading_20_1">
      <style:paragraph-properties fo:break-before="page"/>
      <style:text-properties fo:language="en" fo:country="GB" officeooo:paragraph-rsid="0020458a"/>
    </style:style>
    <style:style style:name="P53" style:family="paragraph" style:parent-style-name="Heading_20_2">
      <style:text-properties fo:language="en" fo:country="GB"/>
    </style:style>
    <style:style style:name="P54" style:family="paragraph" style:parent-style-name="Heading_20_2">
      <style:text-properties fo:language="en" fo:country="GB" officeooo:rsid="0012ff3a" officeooo:paragraph-rsid="0012ff3a"/>
    </style:style>
    <style:style style:name="P55" style:family="paragraph" style:parent-style-name="Heading_20_2">
      <style:text-properties fo:language="en" fo:country="GB" officeooo:rsid="0012ff3a" officeooo:paragraph-rsid="0013cd10"/>
    </style:style>
    <style:style style:name="P56" style:family="paragraph" style:parent-style-name="Heading_20_2">
      <style:text-properties officeooo:rsid="0013cd10" officeooo:paragraph-rsid="0013cd10"/>
    </style:style>
    <style:style style:name="P57" style:family="paragraph" style:parent-style-name="Code">
      <style:text-properties fo:language="en" fo:country="GB"/>
    </style:style>
    <style:style style:name="P58" style:family="paragraph" style:parent-style-name="Code">
      <style:text-properties fo:language="en" fo:country="GB" officeooo:rsid="000dff58" officeooo:paragraph-rsid="000dff58"/>
    </style:style>
    <style:style style:name="P59" style:family="paragraph" style:parent-style-name="Code">
      <style:text-properties fo:language="en" fo:country="GB" officeooo:rsid="0013cd10" officeooo:paragraph-rsid="0020458a"/>
    </style:style>
    <style:style style:name="P60" style:family="paragraph" style:parent-style-name="Code">
      <style:text-properties fo:language="en" fo:country="GB" officeooo:paragraph-rsid="00236b71"/>
    </style:style>
    <style:style style:name="P61" style:family="paragraph" style:parent-style-name="Code">
      <style:text-properties fo:language="en" fo:country="GB" officeooo:rsid="002598e2" officeooo:paragraph-rsid="0026fd6a"/>
    </style:style>
    <style:style style:name="P62" style:family="paragraph" style:parent-style-name="Code">
      <style:text-properties fo:language="en" fo:country="GB" officeooo:paragraph-rsid="0026fd6a"/>
    </style:style>
    <style:style style:name="P63" style:family="paragraph" style:parent-style-name="Code">
      <style:text-properties fo:language="en" fo:country="GB" officeooo:paragraph-rsid="0031850c"/>
    </style:style>
    <style:style style:name="P64" style:family="paragraph" style:parent-style-name="Code">
      <style:text-properties style:font-name="Courier New1" fo:font-size="10pt" fo:language="en" fo:country="GB" officeooo:paragraph-rsid="001d0a02" style:font-size-asian="10pt" style:font-size-complex="10pt"/>
    </style:style>
    <style:style style:name="P65" style:family="paragraph" style:parent-style-name="Code">
      <style:text-properties officeooo:rsid="001e7745" officeooo:paragraph-rsid="001e7745"/>
    </style:style>
    <style:style style:name="P66" style:family="paragraph" style:parent-style-name="Code">
      <style:text-properties officeooo:paragraph-rsid="0026fd6a"/>
    </style:style>
    <style:style style:name="P67" style:family="paragraph" style:parent-style-name="Code">
      <style:text-properties officeooo:rsid="002cf9bd" officeooo:paragraph-rsid="002cf9bd"/>
    </style:style>
    <style:style style:name="P68" style:family="paragraph" style:parent-style-name="Code">
      <style:text-properties officeooo:paragraph-rsid="0031ec8e"/>
    </style:style>
    <style:style style:name="P69" style:family="paragraph" style:parent-style-name="Heading_20_3">
      <style:text-properties fo:language="en" fo:country="GB"/>
    </style:style>
    <style:style style:name="P70" style:family="paragraph" style:parent-style-name="Preformatted_20_Text">
      <style:paragraph-properties fo:margin-top="0cm" fo:margin-bottom="0.499cm" loext:contextual-spacing="false"/>
    </style:style>
    <style:style style:name="P71" style:family="paragraph" style:parent-style-name="Footnote">
      <style:text-properties officeooo:rsid="0027e252" officeooo:paragraph-rsid="002951cf"/>
    </style:style>
    <style:style style:name="P72" style:family="paragraph" style:parent-style-name="Footnote">
      <style:text-properties officeooo:rsid="002cf9bd" officeooo:paragraph-rsid="002cf9bd"/>
    </style:style>
    <style:style style:name="P73" style:family="paragraph" style:parent-style-name="Footnote">
      <style:text-properties officeooo:rsid="003307ca" officeooo:paragraph-rsid="003307ca"/>
    </style:style>
    <style:style style:name="T1" style:family="text">
      <style:text-properties officeooo:rsid="000b769b"/>
    </style:style>
    <style:style style:name="T2" style:family="text">
      <style:text-properties fo:language="en" fo:country="GB"/>
    </style:style>
    <style:style style:name="T3" style:family="text">
      <style:text-properties fo:language="en" fo:country="GB" officeooo:rsid="000b769b"/>
    </style:style>
    <style:style style:name="T4" style:family="text">
      <style:text-properties fo:language="en" fo:country="GB" officeooo:rsid="0013cd10"/>
    </style:style>
    <style:style style:name="T5" style:family="text">
      <style:text-properties fo:language="en" fo:country="GB" officeooo:rsid="0012ff3a"/>
    </style:style>
    <style:style style:name="T6" style:family="text">
      <style:text-properties fo:language="en" fo:country="GB" officeooo:rsid="00159c07"/>
    </style:style>
    <style:style style:name="T7" style:family="text">
      <style:text-properties fo:language="en" fo:country="GB" officeooo:rsid="000c0355"/>
    </style:style>
    <style:style style:name="T8" style:family="text">
      <style:text-properties fo:language="en" fo:country="GB" officeooo:rsid="001d0a02"/>
    </style:style>
    <style:style style:name="T9" style:family="text">
      <style:text-properties fo:language="en" fo:country="GB" officeooo:rsid="000cdff3"/>
    </style:style>
    <style:style style:name="T10" style:family="text">
      <style:text-properties fo:language="en" fo:country="GB" officeooo:rsid="002463ab"/>
    </style:style>
    <style:style style:name="T11" style:family="text">
      <style:text-properties fo:language="en" fo:country="GB" officeooo:rsid="0031850c"/>
    </style:style>
    <style:style style:name="T12" style:family="text">
      <style:text-properties officeooo:rsid="000c0355"/>
    </style:style>
    <style:style style:name="T13" style:family="text">
      <style:text-properties officeooo:rsid="000cdff3"/>
    </style:style>
    <style:style style:name="T14" style:family="text">
      <style:text-properties officeooo:rsid="000dff58"/>
    </style:style>
    <style:style style:name="T15" style:family="text">
      <style:text-properties officeooo:rsid="0010ed08"/>
    </style:style>
    <style:style style:name="T16" style:family="text">
      <style:text-properties officeooo:rsid="0012ff3a"/>
    </style:style>
    <style:style style:name="T17" style:family="text">
      <style:text-properties officeooo:rsid="0013cd10"/>
    </style:style>
    <style:style style:name="T18" style:family="text">
      <style:text-properties officeooo:rsid="00159c07"/>
    </style:style>
    <style:style style:name="T19" style:family="text">
      <style:text-properties officeooo:rsid="0018ec8f"/>
    </style:style>
    <style:style style:name="T20" style:family="text">
      <style:text-properties officeooo:rsid="001a13e3"/>
    </style:style>
    <style:style style:name="T21" style:family="text">
      <style:text-properties officeooo:rsid="001b84c7"/>
    </style:style>
    <style:style style:name="T22" style:family="text">
      <style:text-properties officeooo:rsid="0021133a"/>
    </style:style>
    <style:style style:name="T23" style:family="text">
      <style:text-properties officeooo:rsid="00236b71"/>
    </style:style>
    <style:style style:name="T24" style:family="text">
      <style:text-properties officeooo:rsid="0026fd6a"/>
    </style:style>
    <style:style style:name="T25" style:family="text">
      <style:text-properties officeooo:rsid="0027e252"/>
    </style:style>
    <style:style style:name="T26" style:family="text">
      <style:text-properties officeooo:rsid="00287d27"/>
    </style:style>
    <style:style style:name="T27" style:family="text">
      <style:text-properties officeooo:rsid="003307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following directory structure is only recommended, but not mandatory.</text:p>
      <text:p text:style-name="P2"/>
      <text:p text:style-name="P2">Let's assume, you have a account „osm“ and its home is /home/osm.</text:p>
      <text:h text:style-name="P47" text:outline-level="1">Preinstallation Steps</text:h>
      <text:h text:style-name="P53" text:outline-level="2">Server - Filesystem</text:h>
      <text:h text:style-name="P53" text:outline-level="2"/>
      <table:table table:name="Tabelle1" table:style-name="Tabelle1">
        <table:table-column table:style-name="Tabelle1.A"/>
        <table:table-column table:style-name="Tabelle1.B"/>
        <table:table-row>
          <table:table-cell table:style-name="Tabelle1.A1" office:value-type="string">
            <text:p text:style-name="P2">~/apps</text:p>
          </table:table-cell>
          <table:table-cell table:style-name="Tabelle1.B1" office:value-type="string">
            <text:p text:style-name="P17">start point for some repositories</text:p>
          </table:table-cell>
        </table:table-row>
        <table:table-row>
          <table:table-cell table:style-name="Tabelle1.A2" office:value-type="string">
            <text:p text:style-name="P2">~/apps/housenumbercore</text:p>
          </table:table-cell>
          <table:table-cell table:style-name="Tabelle1.B2" office:value-type="string">
            <text:p text:style-name="P17">root dir for repo <text:a xlink:type="simple" xlink:href="https://github.com/regio-osm/housenumbercore" text:style-name="Internet_20_link" text:visited-style-name="Visited_20_Internet_20_Link">housenumbercore</text:a></text:p>
          </table:table-cell>
        </table:table-row>
        <table:table-row>
          <table:table-cell table:style-name="Tabelle1.A2" office:value-type="string">
            <text:p text:style-name="P2">~/apps/housenumberclient</text:p>
          </table:table-cell>
          <table:table-cell table:style-name="Tabelle1.B2" office:value-type="string">
            <text:p text:style-name="P20"><text:span text:style-name="T3">root dir for repo </text:span><text:a xlink:type="simple" xlink:href="https://github.com/regio-osm/housenumberclient" text:style-name="Internet_20_link" text:visited-style-name="Visited_20_Internet_20_Link"><text:span text:style-name="T2">housenumberclient</text:span></text:a></text:p>
          </table:table-cell>
        </table:table-row>
        <table:table-row>
          <table:table-cell table:style-name="Tabelle1.A2" office:value-type="string">
            <text:p text:style-name="P2">~/apps/housenumberinstantclient</text:p>
          </table:table-cell>
          <table:table-cell table:style-name="Tabelle1.B2" office:value-type="string">
            <text:p text:style-name="P16"><text:span text:style-name="T2">root dir for another instance of repo </text:span><text:a xlink:type="simple" xlink:href="https://github.com/regio-osm/housenumberclient" text:style-name="Internet_20_link" text:visited-style-name="Visited_20_Internet_20_Link">housenumberclient</text:a><text:span text:style-name="T2"><text:line-break/>for instant evaluation requests via website frontend</text:span></text:p>
          </table:table-cell>
        </table:table-row>
        <table:table-row>
          <table:table-cell table:style-name="Tabelle1.A2" office:value-type="string">
            <text:p text:style-name="P5">~/apps/housenumberserverAPI</text:p>
          </table:table-cell>
          <table:table-cell table:style-name="Tabelle1.B2" office:value-type="string">
            <text:p text:style-name="P16"><text:span text:style-name="T2">root dir for repo </text:span><text:a xlink:type="simple" xlink:href="https://github.com/regio-osm/housenumberserverAPI" text:style-name="Internet_20_link" text:visited-style-name="Visited_20_Internet_20_Link">housenumberserverAPI</text:a></text:p>
          </table:table-cell>
        </table:table-row>
        <table:table-row>
          <table:table-cell table:style-name="Tabelle1.A2" office:value-type="string">
            <text:p text:style-name="P4">~/apps/housenumberfrontend</text:p>
          </table:table-cell>
          <table:table-cell table:style-name="Tabelle1.B2" office:value-type="string">
            <text:p text:style-name="P16"><text:span text:style-name="T2">future root dir for repo </text:span><text:a xlink:type="simple" xlink:href="https://github.com/regio-osm/housenumberfrontend" text:style-name="Internet_20_link" text:visited-style-name="Visited_20_Internet_20_Link">housenumberfrontend</text:a></text:p>
          </table:table-cell>
        </table:table-row>
        <table:table-row>
          <table:table-cell table:style-name="Tabelle1.A2" office:value-type="string">
            <text:p text:style-name="P5">~/apps/production</text:p>
          </table:table-cell>
          <table:table-cell table:style-name="Tabelle1.B2" office:value-type="string">
            <text:p text:style-name="P16"><text:span text:style-name="T2">root dir for private repo </text:span><text:a xlink:type="simple" xlink:href="https://gitlab.com/regio-osm/regio-osm" text:style-name="Internet_20_link" text:visited-style-name="Visited_20_Internet_20_Link">regio-osm</text:a><text:span text:style-name="T2"><text:line-break/>actual web frontend for both housenumber evaluation and streetlist evaluation.</text:span></text:p>
            <text:p text:style-name="P17">It's planned, that repo housenumberfrontend is the newer, public version as web frontend</text:p>
          </table:table-cell>
        </table:table-row>
        <table:table-row>
          <table:table-cell table:style-name="Tabelle1.A2" office:value-type="string">
            <text:p text:style-name="P5">~/osmdb</text:p>
          </table:table-cell>
          <table:table-cell table:style-name="Tabelle1.B2" office:value-type="string">
            <text:p text:style-name="P17">root dir for a local osm DB in structure osm2pgsql.<text:line-break/>This is not the DB data file, it contains some scripts to create the DB and to hold the db up-to-date</text:p>
          </table:table-cell>
        </table:table-row>
      </table:table>
      <text:p text:style-name="P2"/>
      <text:h text:style-name="P69" text:outline-level="3">Modul<text:span text:style-name="T1">e</text:span> housenumbercore</text:h>
      <text:p text:style-name="P22"/>
      <table:table table:name="Tabelle2" table:style-name="Tabelle2">
        <table:table-column table:style-name="Tabelle2.A"/>
        <table:table-column table:style-name="Tabelle2.B"/>
        <table:table-row>
          <table:table-cell table:style-name="Tabelle2.A1" office:value-type="string">
            <text:p text:style-name="P3">~/apps/housenumbercore</text:p>
          </table:table-cell>
          <table:table-cell table:style-name="Tabelle2.B1" office:value-type="string">
            <text:p text:style-name="P18">root dir for repo <text:a xlink:type="simple" xlink:href="https://github.com/regio-osm/housenumbercore" text:style-name="Internet_20_link" text:visited-style-name="Visited_20_Internet_20_Link">housenumbercore</text:a></text:p>
          </table:table-cell>
        </table:table-row>
        <table:table-row>
          <table:table-cell table:style-name="Tabelle2.A2" office:value-type="string">
            <text:p text:style-name="P6"><text:span text:style-name="T1">~/apps/housenumbercore/<text:line-break/></text:span>housenumbercore.properties</text:p>
          </table:table-cell>
          <table:table-cell table:style-name="Tabelle2.B2" office:value-type="string">
            <text:p text:style-name="P19">property file, which contains import DB connection and file system information for the code to work<text:line-break/>After installation from repo, this file is still missing. See housenumbercore.properties.sample for a template of this file</text:p>
          </table:table-cell>
        </table:table-row>
        <table:table-row>
          <table:table-cell table:style-name="Tabelle2.A2" office:value-type="string">
            <text:p text:style-name="P3">~/apps/housenumbercore/</text:p>
            <text:p text:style-name="P6">housenumbercore.properties.sample</text:p>
          </table:table-cell>
          <table:table-cell table:style-name="Tabelle2.B2" office:value-type="string">
            <text:p text:style-name="P19">a sample property file, with all properties and comments.<text:line-break/>Copy or rename this file to housenumbercore.properties and fill in the properties to your settings</text:p>
          </table:table-cell>
        </table:table-row>
        <table:table-row>
          <table:table-cell table:style-name="Tabelle2.A2" office:value-type="string">
            <text:p text:style-name="P3">~/apps/housenumbercore/<text:span text:style-name="T12">data</text:span></text:p>
          </table:table-cell>
          <table:table-cell table:style-name="Tabelle2.B2" office:value-type="string">
            <text:p text:style-name="P19">root dir for housenumber lists to import into housenumber evaluation db</text:p>
          </table:table-cell>
        </table:table-row>
        <table:table-row>
          <table:table-cell table:style-name="Tabelle2.A2" office:value-type="string">
            <text:p text:style-name="P3">~/apps/housenumbercore/<text:span text:style-name="T12">src</text:span></text:p>
          </table:table-cell>
          <table:table-cell table:style-name="Tabelle2.B2" office:value-type="string">
            <text:p text:style-name="P19">root dir for all source codes in the repo</text:p>
          </table:table-cell>
        </table:table-row>
      </table:table>
      <text:p text:style-name="P3"/>
      <text:h text:style-name="P48" text:outline-level="1"/>
      <text:h text:style-name="P51" text:outline-level="1">Create a user and a group in ubuntu</text:h>
      <text:p text:style-name="P6">I add a unix user “hnrtest” for installation and later production work.</text:p>
      <text:p text:style-name="P6"/>
      <text:p text:style-name="P36">sudo addgroup hnrtest</text:p>
      <text:p text:style-name="P36">sudo useradd hnrtest -g hnrtest -m -s /bin/bash</text:p>
      <text:p text:style-name="P36"/>
      <text:h text:style-name="P47" text:outline-level="1">Postgres Database and Extensions</text:h>
      <text:h text:style-name="Heading_20_2" text:outline-level="2"><text:span text:style-name="T7">I</text:span><text:span text:style-name="T2">nstallation postgresql</text:span></text:h>
      <text:p text:style-name="P64">sudo apt-get install postgresql postgresql-contrib postgis postgresql-9.5<text:span text:style-name="T21"> </text:span>postgis-2.2</text:p>
      <text:h text:style-name="Heading_20_2" text:outline-level="2">Change permission to use postgres locally</text:h>
      <text:p text:style-name="Code">:/etc/postgresql/9.6/main$ sudo diff pg_hba.conf_orig pg_hba.conf</text:p>
      <text:p text:style-name="Code">90c90</text:p>
      <text:p text:style-name="Code">&lt; local <text:s text:c="2"/>all <text:s text:c="12"/>all <text:s text:c="36"/>peer</text:p>
      <text:p text:style-name="Code">---</text:p>
      <text:p text:style-name="Code">&gt; local <text:s text:c="2"/>all <text:s text:c="12"/>all <text:s text:c="36"/>trust</text:p>
      <text:p text:style-name="Code">92c92</text:p>
      <text:p text:style-name="Code">&lt; host <text:s text:c="3"/>all <text:s text:c="12"/>all <text:s text:c="12"/>127.0.0.1/32 <text:s text:c="11"/>md5</text:p>
      <text:p text:style-name="Code">---</text:p>
      <text:p text:style-name="Code">&gt; host <text:s text:c="3"/>all <text:s text:c="12"/>all <text:s text:c="12"/>127.0.0.1/32 <text:s text:c="11"/>trust</text:p>
      <text:p text:style-name="P65"/>
      <text:p text:style-name="P65">sudo systemctl reload postgresql</text:p>
      <text:p text:style-name="Code"/>
      <text:p text:style-name="P44"><text:span text:style-name="T8"/></text:p>
      <text:p text:style-name="P43"><text:span text:style-name="T7">I assume, there is an installation postgresql RDBMS, at least Version 9.3. </text:span><text:span text:style-name="T9">I work with version 9.5, as of 2018-04.</text:span></text:p>
      <text:p text:style-name="P23">We need the extensions „postgis“ and „hstore“ <text:span text:style-name="T13">later during DB installation.</text:span></text:p>
      <text:h text:style-name="P48" text:outline-level="1"/>
      <text:h text:style-name="P52" text:outline-level="1">Installation of repo housenumbercore</text:h>
      <text:p text:style-name="P41">We install the houseumbercore repo here in this step, because we need the housenumber DB installation scripts in it.</text:p>
      <text:p text:style-name="P41"/>
      <text:p text:style-name="P39">Please be sure, that you are in directory “apps” with<text:span text:style-name="T17">in</text:span> <text:span text:style-name="T17">your </text:span>user home directory<text:span text:style-name="T17">, therefor "~/apps".</text:span></text:p>
      <text:p text:style-name="P39"/>
      <text:p text:style-name="P40">I assume, there is git already installed, otherwise see <text:note text:id="ftn1" text:note-class="footnote"><text:note-citation>1</text:note-citation><text:note-body><text:p text:style-name="P70"><text:span text:style-name="Source_20_Text"><text:span text:style-name="T22"><text:s/></text:span></text:span><text:span text:style-name="Source_20_Text">sudo apt-get install git-core</text:span></text:p></text:note-body></text:note></text:p>
      <text:p text:style-name="P39"/>
      <text:p text:style-name="P59">git clone https://github.com/regio-osm/housenumbercore.git</text:p>
      <text:h text:style-name="P50" text:outline-level="1">Housenumber Evaluation Database Creation</text:h>
      <text:p text:style-name="P1">In <text:span text:style-name="T13">this example, i call the new housenumber evaluation database „housenumbers“, but you can use an name of your preference.</text:span></text:p>
      <text:p text:style-name="P1"/>
      <text:p text:style-name="P27">sudo -u postgres -i</text:p>
      <text:p text:style-name="P63">createuser <text:span text:style-name="T13">hnrtest</text:span></text:p>
      <text:p text:style-name="P68"><text:span text:style-name="T9">sudo -u postgres psql -c "ALTER USER hnrtest WITH ENCRYPTED PASSWORD '</text:span><text:span text:style-name="T11">whateveryouwant</text:span><text:span text:style-name="T9">'"</text:span></text:p>
      <text:p text:style-name="Code"/>
      <text:p text:style-name="P42">On Ubuntu, simply insert<text:span text:style-name="T24"> next</text:span></text:p>
      <text:p text:style-name="P66">createdb --template=template0 -E UTF8 -O hnrtest housenumbers</text:p>
      <text:p text:style-name="P62"/>
      <text:p text:style-name="Standard">On Debian, <text:span text:style-name="T25">take </text:span>this version</text:p>
      <text:p text:style-name="P61">createdb --template=template0 --locale="de_DE.UTF-8" -E UTF8 -O hnrtest housenumbers<text:span text:style-name="T25"> <text:s/># </text:span><text:span text:style-name="T25"><text:note text:id="ftn0" text:note-class="footnote"><text:note-citation>2</text:note-citation><text:note-body><text:p text:style-name="P71">if you get this error <text:line-break/>createdb: database creation failed: ERROR: <text:s/>invalid locale name: "de_DE.UTF-8"<text:line-break/>then use this commands:<text:line-break/>sudo vi /etc/locale.gen<text:line-break/>and uncomment this line (or any other, that you need for your choice)<text:line-break/># de_DE.UTF-8 UTF-8<text:line-break/><text:span text:style-name="T26">exit the editor and type in<text:line-break/>sudo locale-gen de_DE.UTF-8<text:line-break/>after that, you must restart postgresql server<text:line-break/>sudo systemctl restart postgresql</text:span></text:p></text:note-body></text:note></text:span></text:p>
      <text:p text:style-name="P27"/>
      <text:p text:style-name="Standard">Generally, continue with</text:p>
      <text:p text:style-name="P34">psql -d housenumbers</text:p>
      <text:p text:style-name="P34">create extension postgis;</text:p>
      <text:p text:style-name="P34">create extension hstore;</text:p>
      <text:p text:style-name="P29">\q</text:p>
      <text:p text:style-name="P27">exit <text:s/># to exit from <text:span text:style-name="T15">unix </text:span>user postgres</text:p>
      <text:p text:style-name="P1"/>
      <text:p text:style-name="P1"><text:span text:style-name="T13">A</text:span>s normal unix user hnrtest, test to login into created db:</text:p>
      <text:p text:style-name="P1"/>
      <text:p text:style-name="P27">psql -d housenumbers -U hnrtest</text:p>
      <text:p text:style-name="P28"><text:span text:style-name="T14">housenumbers=# </text:span>\<text:span text:style-name="T16">d</text:span></text:p>
      <text:p text:style-name="P28"/>
      <text:p text:style-name="P1">This should be the output</text:p>
      <text:p text:style-name="P31"><text:s text:c="22"/>List of relations</text:p>
      <text:p text:style-name="P31"><text:s/>Schema | <text:s text:c="13"/>Name <text:s text:c="14"/>| <text:s text:c="2"/>Type <text:s text:c="2"/>| <text:s/>Owner <text:s text:c="2"/></text:p>
      <text:p text:style-name="P31">--------+---------------------------------+----------+----------</text:p>
      <text:p text:style-name="P31"><text:s/>public | geography_columns <text:s text:c="14"/>| view <text:s text:c="4"/>| postgres</text:p>
      <text:p text:style-name="P31"><text:soft-page-break/><text:s/>public | geometry_columns <text:s text:c="15"/>| view <text:s text:c="4"/>| postgres</text:p>
      <text:p text:style-name="P31"><text:s/>public | raster_columns <text:s text:c="17"/>| view <text:s text:c="4"/>| postgres</text:p>
      <text:p text:style-name="P31"><text:s/>public | raster_overviews <text:s text:c="15"/>| view <text:s text:c="4"/>| postgres</text:p>
      <text:p text:style-name="P31"><text:s/>public | spatial_ref_sys <text:s text:c="16"/>| table <text:s text:c="3"/>| postgres</text:p>
      <text:p text:style-name="P32"/>
      <text:p text:style-name="P1"><text:span text:style-name="T16">E</text:span>xit the db:</text:p>
      <text:p text:style-name="P31"/>
      <text:p text:style-name="P28"><text:span text:style-name="T14">housenumbers=# </text:span>\<text:span text:style-name="T16">q</text:span></text:p>
      <text:p text:style-name="P28"/>
      <text:h text:style-name="P54" text:outline-level="2">Creation of base tables and views</text:h>
      <text:p text:style-name="P8">Please be sure, that you are in root dir<text:span text:style-name="T16">ectory</text:span> of repo housenumbercore, <text:span text:style-name="T17">so in "~/apps/housenumbercore".</text:span></text:p>
      <text:p text:style-name="P8"/>
      <text:p text:style-name="P9">This first database scripts creates base tables and views for the housenumber evaluation DB.</text:p>
      <text:p text:style-name="P9"/>
      <text:p text:style-name="P9">The name of the DB is "housenumbers" in this installation documentation. The database must already be created and the username "hnrtest" or an other name of your choice must be owner of the <text:s text:c="2"/>database.</text:p>
      <text:p text:style-name="P1"/>
      <text:p text:style-name="P35">psql -d housenumbers -U hnrtest<text:span text:style-name="T17"> -f "scripts/dbinstallation/dbstructure.sql"</text:span></text:p>
      <text:p text:style-name="P35"/>
      <text:h text:style-name="P55" text:outline-level="2">Creation of base <text:span text:style-name="T17">DB functions</text:span></text:h>
      <text:p text:style-name="P8">Please be sure, that you are <text:span text:style-name="T17">still </text:span>in root dir<text:span text:style-name="T16">ectory</text:span> of repo housenumbercore, <text:span text:style-name="T17">so in "~/apps/housenumbercore".</text:span></text:p>
      <text:p text:style-name="P8"/>
      <text:p text:style-name="P9">CAUTION: the next statement must be used with DB "postgres" <text:span text:style-name="T23">write access</text:span></text:p>
      <text:p text:style-name="Standard"/>
      <text:p text:style-name="Standard">You should stay in the directory as before and you have hopefully read access to <text:s/>this directory and to the subdirectories.</text:p>
      <text:p text:style-name="Standard"/>
      <text:p text:style-name="P60"><text:span text:style-name="T23">sudo -u postgres psql -d housenumbers -f "scripts/dbinstallation/dbfunctions.sql"</text:span></text:p>
      <text:p text:style-name="P60"/>
      <text:p text:style-name="P30"/>
      <text:h text:style-name="P55" text:outline-level="2"><text:span text:style-name="T17">Optionally c</text:span>reation of <text:span text:style-name="T17">theoretical evaluation </text:span>tables and views</text:h>
      <text:p text:style-name="P13"><text:span text:style-name="T5">Y</text:span><text:span text:style-name="T2">ou do not need to use this step now or later. If you skip this section, you can do this at any later time, when the hole system already is running in production mode.</text:span></text:p>
      <text:p text:style-name="P8"/>
      <text:p text:style-name="P9">This optionally step allow the monthly creation of theretical housenumber evaluation only for Germany, as of 2018-04. And this evaluation then (not now) needs the listofstreets Database.</text:p>
      <text:p text:style-name="P9"/>
      <text:p text:style-name="P12"><text:span text:style-name="T2">Please be sure, that you are in root dir</text:span><text:span text:style-name="T5">ectory</text:span><text:span text:style-name="T2"> of repo housenumbercore, </text:span><text:span text:style-name="T4">so in "~/apps/housenumbercore".</text:span></text:p>
      <text:p text:style-name="P9"/>
      <text:p text:style-name="P9">The name of the DB is "housenumbers" in this installation documentation. The database must already be created and the username "hnrtest" or an other name of your choice must be owner of the <text:s text:c="2"/>database.</text:p>
      <text:p text:style-name="P8"/>
      <text:p text:style-name="P35">psql -d housenumbers -U hnrtest<text:span text:style-name="T17"> -f "scripts/dbinstallation/dbstructure_theoeval.sql"</text:span></text:p>
      <text:h text:style-name="P56" text:outline-level="2"><text:soft-page-break/>Import of initial data into housenumber evaluation DB</text:h>
      <text:h text:style-name="Heading_20_2" text:outline-level="2">Import of countries</text:h>
      <text:p text:style-name="Code"><text:span text:style-name="T2">psql -d housenumbers -U hnrtest </text:span><text:span text:style-name="T6"><text:s/>-c "</text:span>\copy <text:span text:style-name="T18">land </text:span>(land, gemeindeschluessel_key, countrycode, boundary_polygon) from '<text:span text:style-name="T2">scripts/</text:span><text:span text:style-name="T10">dbdata</text:span><text:span text:style-name="T2">/data</text:span>countries.sql' csv header delimiter ';' encoding 'UTF-8'<text:span text:style-name="T18">"</text:span>;</text:p>
      <text:p text:style-name="Code"/>
      <text:p text:style-name="P67">Test the correct import:</text:p>
      <text:p text:style-name="P67">select * from land;</text:p>
      <text:p text:style-name="P67"/>
      <text:p text:style-name="P67">If the special characters, like umlaut, are not displayed correctly in debian, see<text:note text:id="ftn2" text:note-class="footnote"><text:note-citation>3</text:note-citation><text:note-body><text:p text:style-name="P72">echo $LANG<text:line-break/>if it display nothing with ..UTF-8, change the terminal encoding<text:line-break/>vi ~/.profile<text:line-break/>At the end of the file, insert this lines<text:line-break/>export LANG=de_DE.UTF-8<text:line-break/>export LC_ALL=$LANG<text:line-break/>save, exit file and logout and login again. Now the special character should displayed correctly</text:p></text:note-body></text:note></text:p>
      <text:h text:style-name="Heading_20_2" text:outline-level="2">Configuration property file</text:h>
      <text:p text:style-name="Code">cp <text:span text:style-name="T17">~/apps/housenumbercore</text:span>/housenumbercore.properties.sample <text:span text:style-name="T17">~/apps/housenumbercore</text:span>/housenumbercore.properties</text:p>
      <text:p text:style-name="Standard"/>
      <text:p text:style-name="Standard">edit the file and set following properties</text:p>
      <text:p text:style-name="P10"/>
      <table:table table:name="Tabelle3" table:style-name="Tabelle3">
        <table:table-column table:style-name="Tabelle3.A"/>
        <table:table-column table:style-name="Tabelle3.B"/>
        <table:table-row>
          <table:table-cell table:style-name="Tabelle3.A1" office:value-type="string">
            <text:p text:style-name="P21">Property</text:p>
          </table:table-cell>
          <table:table-cell table:style-name="Tabelle3.B1" office:value-type="string">
            <text:p text:style-name="P21">Remark</text:p>
          </table:table-cell>
        </table:table-row>
        <table:table-row>
          <table:table-cell table:style-name="Tabelle3.A2" office:value-type="string">
            <text:p text:style-name="P21">db_application_url</text:p>
          </table:table-cell>
          <table:table-cell table:style-name="Tabelle3.B2" office:value-type="string">
            <text:p text:style-name="P21">Change the db name, if you didn't take the name of "housenumbers"</text:p>
            <text:p text:style-name="P21">Change the db port to 5431, if you want to use encrypted connection</text:p>
          </table:table-cell>
        </table:table-row>
        <table:table-row>
          <table:table-cell table:style-name="Tabelle3.A2" office:value-type="string">
            <text:p text:style-name="P21">db_application_username</text:p>
          </table:table-cell>
          <table:table-cell table:style-name="Tabelle3.B2" office:value-type="string">
            <text:p text:style-name="P21">set the username (in this documentation, i used hnrtest)</text:p>
          </table:table-cell>
        </table:table-row>
        <table:table-row>
          <table:table-cell table:style-name="Tabelle3.A2" office:value-type="string">
            <text:p text:style-name="P21">db_application_password</text:p>
          </table:table-cell>
          <table:table-cell table:style-name="Tabelle3.B2" office:value-type="string">
            <text:p text:style-name="P21">set the password</text:p>
          </table:table-cell>
        </table:table-row>
        <table:table-row>
          <table:table-cell table:style-name="Tabelle3.A2" office:value-type="string">
            <text:p text:style-name="P21">application_datadir</text:p>
          </table:table-cell>
          <table:table-cell table:style-name="Tabelle3.B2" office:value-type="string">
            <text:p text:style-name="P21">set it to /home/hnrtest/apps/housenumbercore/data<text:line-break/>or whatever other directory you want to upload housenumber lists, before you install them from this directory</text:p>
          </table:table-cell>
        </table:table-row>
      </table:table>
      <text:p text:style-name="P10"/>
      <text:p text:style-name="P10">If you want to use a local OSM database with osm2pgsql structure, you set more properties in the file. But you don't need such a local OSM database, if you take program parameters to define, that you want overpass to get actual OSM data.</text:p>
      <text:p text:style-name="P10"/>
      <text:h text:style-name="Heading_20_2" text:outline-level="2">Java environment and source compilations</text:h>
      <text:p text:style-name="P45">If you have not an installed java jdk, see<text:note text:id="ftn3" text:note-class="footnote"><text:note-citation>4</text:note-citation><text:note-body><text:p text:style-name="P73">sudo apt-get install openjdk-8-jdk</text:p></text:note-body></text:note></text:p>
      <text:p text:style-name="P25">mkdir target</text:p>
      <text:p text:style-name="P25">mkdir target/classes</text:p>
      <text:p text:style-name="P25">mkdir target/classes/main</text:p>
      <text:p text:style-name="P25">mkdir target/classes/main/resources</text:p>
      <text:p text:style-name="P25">resources füllen mir lokalen Klassen in target/classes/main/resources</text:p>
      <text:p text:style-name="P26">Rechte hnrtest User und Gruppe setzen</text:p>
      <text:p text:style-name="Code">javac -cp /home/hnrtest/apps/housenumbercore/target/classes/main/resources/:. de/regioosm/housenumbercore/imports/CsvListImport.java</text:p>
      <text:p text:style-name="Code">java -cp .:/home/hnrtest/apps/housenumbercore/target/classes/main/resources/osmosis-core--SNAPSHOT.jar:/home/hnrtest/apps/housenumbercore/target/classes/main/resources/postgresql-9.4-1204-jdbc4.jar de/regioosm/housenumbercore/imports/CsvListImport -country "Luxembourg" -coordinatesystem 4326 -subareaactive "n" -file /home/hnrtest/apps/housenumbercore/data/Luxembourg/luxembourg-addresses-TEST-sortiert.csv -listurl "https://lux.xy/de.txt" -copyright "Copyright Lux xyz" -useage "Nutzungsvereinbarung Lux xy" -listcontenttimestamp 2018-03-01 -listfiletimestamp 2018-03-15 -coordinatesosmimportable yes -useoverpass yes</text:p>
      <text:p text:style-name="P15">in CsvImport.java set Headerfields</text:p>
      <text:p text:style-name="Standard">argh<text:span text:style-name="T19">: still local osm db neccessary, because class MunicipalityArea uses it (isn't running overpass only yet)</text:span></text:p>
      <text:p text:style-name="P14">so, in housenumbercore.properties, the osm2pgsql db connection properties must be set<text:span text:style-name="T20">.</text:span></text:p>
      <text:p text:style-name="P15"/>
      <text:p text:style-name="P15">add missing jar file cp commons-compress-1.4.jar /home/hnrtest/apps/housenumbercore/target/classes/main/resources/</text:p>
      <text:p text:style-name="P11"><text:soft-page-break/>add several jar files explicit</text:p>
      <text:p text:style-name="Code">java -cp .:/home/hnrtest/apps/housenumbercore/target/classes/main/resources/commons-compress-1.4.jar:/home/hnrtest/apps/housenumbercore/target/classes/main/resources/osmosis-xml--SNAPSHOT.jar:/home/hnrtest/apps/housenumbercore/target/classes/main/resources/osmosis-core--SNAPSHOT.jar:/home/hnrtest/apps/housenumbercore/target/classes/main/resources/postgresql-9.4-1204-jdbc4.jar de/regioosm/housenumbercore/imports/CsvListImport -country "Luxembourg" -coordinatesystem 4326 -subareaactive "n" -file /home/hnrtest/apps/housenumbercore/data/Luxembourg/luxembourg-addresses-TEST-sortiert.csv -listurl "https://lux.xy/de.txt" -copyright "Copyright Lux xyz" -useage "Nutzungsvereinbarung Lux xy" -listcontenttimestamp 2018-03-01 -listfiletimestamp 2018-03-15 -coordinatesosmimportable yes -useoverpass yes &gt;import_Luxembourg-TEST.log 2&gt;&amp;1 &amp;</text:p>
      <text:p text:style-name="Code"/>
      <text:h text:style-name="P46" text:outline-level="1">ToDo List</text:h>
      <text:h text:style-name="P53" text:outline-level="2">Software components</text:h>
      <text:p text:style-name="P24">node.js, npm and node-js packages</text:p>
      <text:p text:style-name="P24">geoserver</text:p>
      <text:p text:style-name="P2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pitch="fixed"/>
    <style:font-face style:name="Courier New" svg:font-family="'Courier New'" style:font-adornments="Standard" style:font-pitch="fixed"/>
    <style:font-face style:name="Courier New2"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Standard">
      <style:paragraph-properties style:writing-mode="page"/>
      <style:text-properties style:font-name="Courier New" fo:font-family="'Courier New'" style:font-style-name="Standard" style:font-pitch="fixed" fo:font-size="10pt" fo:language="en" fo:country="GB" officeooo:rsid="000c0355"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2:18:08.124903313</meta:creation-date>
    <dc:date>2018-05-01T22:24:52.969039796</dc:date>
    <meta:editing-duration>PT13H35M23S</meta:editing-duration>
    <meta:editing-cycles>40</meta:editing-cycles>
    <meta:generator>LibreOffice/5.2.5.1$Linux_X86_64 LibreOffice_project/0312e1a284a7d50ca85a365c316c7abbf20a4d22</meta:generator>
    <meta:document-statistic meta:table-count="3" meta:image-count="0" meta:object-count="0" meta:page-count="7" meta:paragraph-count="148" meta:word-count="1267" meta:character-count="10296" meta:non-whitespace-character-count="8840"/>
  </office:meta>
</office:document-meta>
</file>